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wnEval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4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3</text:p>
          </table:table-cell>
          <table:table-cell office:value-type="float" office:value="81.5" table:style-name="ce1">
            <text:p>81.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0=1=01011==1001=10010=0111=11011==100=10011==01000=01=1100011011=01011000110110</text:p>
          </table:table-cell>
          <table:table-cell office:value-type="string" table:style-name="ce1">
            <text:p>10111==1=10=11001001=1=100110=1110100000010110==011100==0=0000001=10011111=00110</text:p>
          </table:table-cell>
          <table:table-cell office:value-type="float" office:value="6460" table:style-name="ce1">
            <text:p>6460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1</text:p>
          </table:table-cell>
          <table:table-cell office:value-type="float" office:value="80" table:style-name="ce1">
            <text:p>80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11=0=10100==0110=01101=1000=00100==011=01100==10111=10=0011100100=1010011100100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==00100==1001=0=0=11100001=00111=1101=101=01110=1=11101=00010001==1101010===01</text:p>
          </table:table-cell>
          <table:table-cell office:value-type="float" office:value="6395.5" table:style-name="ce1">
            <text:p>6395.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2</text:p>
          </table:table-cell>
          <table:table-cell office:value-type="float" office:value="78.5" table:style-name="ce1">
            <text:p>78.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01000==0=01=00110110=0=011001=0001011111101001==100011==1=1111110=01100000=11001</text:p>
          </table:table-cell>
          <table:table-cell office:value-type="string" table:style-name="ce1">
            <text:p>00==11011==0110=1=1=00011110=11000=0010=010=10001=0=00010=11101110==0010101===10</text:p>
          </table:table-cell>
          <table:table-cell office:value-type="string" table:style-name="ce1">
            <text:p>...</text:p>
          </table:table-cell>
          <table:table-cell office:value-type="float" office:value="6340" table:style-name="ce1">
            <text:p>6340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DeepFutility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2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8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5</text:p>
          </table:table-cell>
          <table:table-cell office:value-type="float" office:value="84" table:style-name="ce1">
            <text:p>84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0====1==1010011==10=======10==1010==11010===0</text:p>
          </table:table-cell>
          <table:table-cell office:value-type="string" table:style-name="ce1">
            <text:p>11===1==1=1===10=1=001=1=0100===1====0=11==110=</text:p>
          </table:table-cell>
          <table:table-cell office:value-type="string" table:style-name="ce1">
            <text:p>111=1===0=10=1=01=1111=111=10=111=11=10===111=1</text:p>
          </table:table-cell>
          <table:table-cell office:value-type="float" office:value="5278" table:style-name="ce1">
            <text:p>527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6</text:p>
          </table:table-cell>
          <table:table-cell office:value-type="float" office:value="82" table:style-name="ce1">
            <text:p>8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=1====0==0101100==01=======01==0101==00101=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=01===0=====0===11===11=100=1011101==1==10===</text:p>
          </table:table-cell>
          <table:table-cell office:value-type="string" table:style-name="ce1">
            <text:p>=1=1=1=01===1101110110=1=0=0==111111111111==011</text:p>
          </table:table-cell>
          <table:table-cell office:value-type="float" office:value="5184" table:style-name="ce1">
            <text:p>518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4</text:p>
          </table:table-cell>
          <table:table-cell office:value-type="float" office:value="72" table:style-name="ce1">
            <text:p>7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00===0==0=0===01=0=110=0=1011===0====1=00==001=</text:p>
          </table:table-cell>
          <table:table-cell office:value-type="string" table:style-name="ce1">
            <text:p>0==10===1=====1===00===00=011=0100010==0==01=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111===1=0=1=10==1=====11=11=10111=11==11==0=</text:p>
          </table:table-cell>
          <table:table-cell office:value-type="float" office:value="4684" table:style-name="ce1">
            <text:p>468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03</text:p>
          </table:table-cell>
          <table:table-cell office:value-type="float" office:value="42" table:style-name="ce1">
            <text:p>4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000=0===1=01=0=10=0000=000=01=000=00=01===000=0</text:p>
          </table:table-cell>
          <table:table-cell office:value-type="string" table:style-name="ce1">
            <text:p>=0=0=0=10===0010001001=0=1=1==000000000000==100</text:p>
          </table:table-cell>
          <table:table-cell office:value-type="string" table:style-name="ce1">
            <text:p>00000===0=1=0=01==0=====00=00=01000=00==00==1=</text:p>
          </table:table-cell>
          <table:table-cell office:value-type="string" table:style-name="ce1">
            <text:p>...</text:p>
          </table:table-cell>
          <table:table-cell office:value-type="float" office:value="3326" table:style-name="ce1">
            <text:p>3326</text:p>
          </table:table-cell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  <table:table table:name="NullMove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3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81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7</text:p>
          </table:table-cell>
          <table:table-cell office:value-type="float" office:value="30" table:style-name="ce1">
            <text:p>3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0===1==0=01=1===01=01=011</text:p>
          </table:table-cell>
          <table:table-cell office:value-type="string" table:style-name="ce1">
            <text:p>11=11=0011===1===0=11=====0</text:p>
          </table:table-cell>
          <table:table-cell office:value-type="float" office:value="762" table:style-name="ce1">
            <text:p>76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5</text:p>
          </table:table-cell>
          <table:table-cell office:value-type="float" office:value="27" table:style-name="ce1">
            <text:p>2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==1===0==1=10=0===10=10=1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===1=0==1001====1011=010</text:p>
          </table:table-cell>
          <table:table-cell office:value-type="float" office:value="726" table:style-name="ce1">
            <text:p>726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8</text:p>
          </table:table-cell>
          <table:table-cell office:value-type="float" office:value="24" table:style-name="ce1">
            <text:p>2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00=00=1100===0===1=00=====1</text:p>
          </table:table-cell>
          <table:table-cell office:value-type="string" table:style-name="ce1">
            <text:p>======0=1==0110====0100=101</text:p>
          </table:table-cell>
          <table:table-cell office:value-type="string" table:style-name="ce1">
            <text:p>...</text:p>
          </table:table-cell>
          <table:table-cell office:value-type="float" office:value="681" table:style-name="ce1">
            <text:p>681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AspirationWindow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4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96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=0==</text:p>
          </table:table-cell>
          <table:table-cell office:value-type="string" table:style-name="ce1">
            <text:p>===111</text:p>
          </table:table-cell>
          <table:table-cell office:value-type="string" table:style-name="ce1">
            <text:p>====11=</text:p>
          </table:table-cell>
          <table:table-cell office:value-type="string" table:style-name="ce1">
            <text:p>==0111</text:p>
          </table:table-cell>
          <table:table-cell office:value-type="string" table:style-name="ce1">
            <text:p>111=11</text:p>
          </table:table-cell>
          <table:table-cell office:value-type="float" office:value="320.75" table:style-name="ce1">
            <text:p>320.7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10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0==1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=10=1</text:p>
          </table:table-cell>
          <table:table-cell office:value-type="string" table:style-name="ce1">
            <text:p>1=1==0</text:p>
          </table:table-cell>
          <table:table-cell office:value-type="string" table:style-name="ce1">
            <text:p>=011=0</text:p>
          </table:table-cell>
          <table:table-cell office:value-type="string" table:style-name="ce1">
            <text:p>011==01</text:p>
          </table:table-cell>
          <table:table-cell office:value-type="float" office:value="267.5" table:style-name="ce1">
            <text:p>267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13</text:p>
          </table:table-cell>
          <table:table-cell office:value-type="float" office:value="15.5" table:style-name="ce1">
            <text:p>15.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=000</text:p>
          </table:table-cell>
          <table:table-cell office:value-type="string" table:style-name="ce1">
            <text:p>1=01=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1==0</text:p>
          </table:table-cell>
          <table:table-cell office:value-type="string" table:style-name="ce1">
            <text:p>10====0</text:p>
          </table:table-cell>
          <table:table-cell office:value-type="string" table:style-name="ce1">
            <text:p>010111=</text:p>
          </table:table-cell>
          <table:table-cell office:value-type="float" office:value="234" table:style-name="ce1">
            <text:p>234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12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==00=</text:p>
          </table:table-cell>
          <table:table-cell office:value-type="string" table:style-name="ce1">
            <text:p>0=0==1</text:p>
          </table:table-cell>
          <table:table-cell office:value-type="string" table:style-name="ce1">
            <text:p>0=0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11=0</text:p>
          </table:table-cell>
          <table:table-cell office:value-type="string" table:style-name="ce1">
            <text:p>==0110</text:p>
          </table:table-cell>
          <table:table-cell office:value-type="float" office:value="237.5" table:style-name="ce1">
            <text:p>237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PawnsNRoses v0.007</text:p>
          </table:table-cell>
          <table:table-cell office:value-type="float" office:value="14.5" table:style-name="ce1">
            <text:p>14.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1000</text:p>
          </table:table-cell>
          <table:table-cell office:value-type="string" table:style-name="ce1">
            <text:p>=100=1</text:p>
          </table:table-cell>
          <table:table-cell office:value-type="string" table:style-name="ce1">
            <text:p>01====1</text:p>
          </table:table-cell>
          <table:table-cell office:value-type="string" table:style-name="ce1">
            <text:p>=0=00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1=0</text:p>
          </table:table-cell>
          <table:table-cell office:value-type="float" office:value="230.5" table:style-name="ce1">
            <text:p>230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awnsNRoses v0.011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00=00</text:p>
          </table:table-cell>
          <table:table-cell office:value-type="string" table:style-name="ce1">
            <text:p>100==10</text:p>
          </table:table-cell>
          <table:table-cell office:value-type="string" table:style-name="ce1">
            <text:p>101000=</text:p>
          </table:table-cell>
          <table:table-cell office:value-type="string" table:style-name="ce1">
            <text:p>==1001</text:p>
          </table:table-cell>
          <table:table-cell office:value-type="string" table:style-name="ce1">
            <text:p>===0=1</text:p>
          </table:table-cell>
          <table:table-cell office:value-type="string" table:style-name="ce1">
            <text:p>...</text:p>
          </table:table-cell>
          <table:table-cell office:value-type="float" office:value="189.25" table:style-name="ce1">
            <text:p>189.25</text:p>
          </table:table-cell>
          <table:table-cell table:number-columns-repeated="16372"/>
        </table:table-row>
        <table:table-row table:number-rows-repeated="1048568" table:style-name="ro1">
          <table:table-cell table:number-columns-repeated="16384"/>
        </table:table-row>
      </table:table>
      <table:table table:name="EvalHash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5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X games play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7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ournament cancelled due to serious bugs in code</text:p>
          </table:table-cell>
          <table:table-cell table:number-columns-repeated="16382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Progress_check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6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0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office:value-type="float" office:value="104" table:style-name="ce1">
            <text:p>10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====011=10101==0==0======1=1===0===1=10=111========00==11=0110==1=111==01=0=1000=1=010=0=010====000=11===011==1=1=1===1==001=1==011111=0====01==10=11=01=1=11001===100==1=100=01=000==0100100====01===</text:p>
          </table:table-cell>
          <table:table-cell office:value-type="float" office:value="9984" table:style-name="ce1">
            <text:p>998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18</text:p>
          </table:table-cell>
          <table:table-cell office:value-type="float" office:value="96" table:style-name="ce1">
            <text:p>9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01====100=01010==1==1======0=0===1===0=01=000========11==00=1001==0=000==10=1=0111=0=101=1=101====111=00===100==0=0=0===0==110=0==100000=1====10==01=00=10=0=00110===011==0=011=10=111==1011011====10===</text:p>
          </table:table-cell>
          <table:table-cell office:value-type="string" table:style-name="ce1">
            <text:p>...</text:p>
          </table:table-cell>
          <table:table-cell office:value-type="float" office:value="9984" table:style-name="ce1">
            <text:p>9984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NullMoveTest2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7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66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0</text:p>
          </table:table-cell>
          <table:table-cell office:value-type="float" office:value="24.5" table:style-name="ce1">
            <text:p>24.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110=110=101=11100=00</text:p>
          </table:table-cell>
          <table:table-cell office:value-type="string" table:style-name="ce1">
            <text:p>=1==0=111===0110=10=01</text:p>
          </table:table-cell>
          <table:table-cell office:value-type="float" office:value="507.25" table:style-name="ce1">
            <text:p>507.2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9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==001=001=010=00011=1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=1==1===101===110==</text:p>
          </table:table-cell>
          <table:table-cell office:value-type="float" office:value="485.5" table:style-name="ce1">
            <text:p>485.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19</text:p>
          </table:table-cell>
          <table:table-cell office:value-type="float" office:value="18.5" table:style-name="ce1">
            <text:p>18.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=0==1=000===1001=01=10</text:p>
          </table:table-cell>
          <table:table-cell office:value-type="string" table:style-name="ce1">
            <text:p>====0==0===010===001==</text:p>
          </table:table-cell>
          <table:table-cell office:value-type="string" table:style-name="ce1">
            <text:p>...</text:p>
          </table:table-cell>
          <table:table-cell office:value-type="float" office:value="439.75" table:style-name="ce1">
            <text:p>439.75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koch_gsa</meta:initial-creator>
    <dc:creator>gkoch_gsa</dc:creator>
    <meta:creation-date>2010-05-03T13:17:56Z</meta:creation-date>
    <dc:date>2010-05-12T21:03:06Z</dc:date>
  </office:meta>
</office:document-meta>
</file>